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b33fd"/>
    </style:style>
    <style:style style:name="P2" style:family="paragraph" style:parent-style-name="Standard">
      <style:text-properties officeooo:paragraph-rsid="000c931c"/>
    </style:style>
    <style:style style:name="P3" style:family="paragraph" style:parent-style-name="Standard">
      <style:text-properties officeooo:paragraph-rsid="000de9bb"/>
    </style:style>
    <style:style style:name="P4" style:family="paragraph" style:parent-style-name="Standard">
      <style:text-properties officeooo:rsid="000de9bb" officeooo:paragraph-rsid="000de9bb"/>
    </style:style>
    <style:style style:name="P5" style:family="paragraph" style:parent-style-name="Standard">
      <style:text-properties officeooo:rsid="000f4afe" officeooo:paragraph-rsid="000f4afe"/>
    </style:style>
    <style:style style:name="P6" style:family="paragraph" style:parent-style-name="Standard">
      <style:text-properties officeooo:rsid="00106142" officeooo:paragraph-rsid="00106142"/>
    </style:style>
    <style:style style:name="P7" style:family="paragraph" style:parent-style-name="Standard">
      <style:text-properties officeooo:rsid="00125533" officeooo:paragraph-rsid="00125533"/>
    </style:style>
    <style:style style:name="T1" style:family="text">
      <style:text-properties officeooo:rsid="000b33fd"/>
    </style:style>
    <style:style style:name="T2" style:family="text">
      <style:text-properties officeooo:rsid="000c931c"/>
    </style:style>
    <style:style style:name="T3" style:family="text">
      <style:text-properties officeooo:rsid="000de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gel : leaderbord en ligne-→ compet en ligne sur la recherche données.</text:span></text:p>
      <text:p text:style-name="P1"/>
      <text:p text:style-name="P1"/>
      <text:p text:style-name="P1"/>
      <text:p text:style-name="P1"><text:span text:style-name="T1">Regression linéaire</text:span></text:p>
      <text:p text:style-name="P1"/>
      <text:p text:style-name="P1"><text:span text:style-name="T1">cofef : c’est la ligne</text:span></text:p>
      <text:p text:style-name="P1"/>
      <text:p text:style-name="P1"><text:span text:style-name="T1">Multivariate linear regression :</text:span></text:p>
      <text:p text:style-name="P1"/>
      <text:p text:style-name="P1"/>
      <text:p text:style-name="P1"><text:span text:style-name="T1">Si c’est quelque chose en gras, c’est un vecteur.</text:span></text:p>
      <text:p text:style-name="P1"/>
      <text:p text:style-name="P1"/>
      <text:p text:style-name="P1"><text:span text:style-name="T1">Problème de machine learning en général :</text:span></text:p>
      <text:p text:style-name="P1"/>
      <text:p text:style-name="P2"><text:span text:style-name="T2">l’objectif est de généralisé, d’extrapolé. C’est le soucis avec le machine learning, il a besoin de beaucoup de données pour reussir à généralisé (quelque millions)</text:span></text:p>
      <text:p text:style-name="P2"/>
      <text:p text:style-name="P3">-<text:span text:style-name="T2">Dans la vrai vie, on peut entrainé un algo avec des données de test, mais on arrive pas extrapolé (reconnaître des données que on connais pas)</text:span></text:p>
      <text:p text:style-name="P3"/>
      <text:p text:style-name="P3"/>
      <text:p text:style-name="P3"><text:span text:style-name="T3">overfitting : l’algo à juste mémorisé les données d’apprentisage. (le plus gros problème)</text:span></text:p>
      <text:p text:style-name="P3"/>
      <text:p text:style-name="P3"><text:span text:style-name="T3">underfitting : modèle trop simplifié. </text:span></text:p>
      <text:p text:style-name="P3"/>
      <text:p text:style-name="P4">Tips &amp; tricks :</text:p>
      <text:p text:style-name="P4"/>
      <text:p text:style-name="P5">numerical and categorical variable</text:p>
      <text:p text:style-name="P5"/>
      <text:p text:style-name="P5">one-hot-encoding :</text:p>
      <text:p text:style-name="P5">from categorical to numerical</text:p>
      <text:p text:style-name="P5">ressemble au flag dans une trame.</text:p>
      <text:p text:style-name="P5"/>
      <text:p text:style-name="P5">binning :</text:p>
      <text:p text:style-name="P5">From numerical to categorical</text:p>
      <text:p text:style-name="P4"/>
      <text:p text:style-name="P6">Normalisation :</text:p>
      <text:p text:style-name="P6"/>
      <text:p text:style-name="P6"/>
      <text:p text:style-name="P6"/>
      <text:p text:style-name="P6">z-score :</text:p>
      <text:p text:style-name="P6"/>
      <text:p text:style-name="P6">Surtout pour les données autour d’un point.</text:p>
      <text:p text:style-name="P4"/>
      <text:p text:style-name="P4">regularization :</text:p>
      <text:p text:style-name="P4"/>
      <text:p text:style-name="P4">On va, sur un calcul de cout, essayer de normalisé et simplifié.</text:p>
      <text:p text:style-name="P4"/>
      <text:p text:style-name="P4"/>
      <text:p text:style-name="P4"/>
      <text:p text:style-name="P6"><text:soft-page-break/>Log normalisation :</text:p>
      <text:p text:style-name="P6"/>
      <text:p text:style-name="P7">interaction entre les variables :</text:p>
      <text:p text:style-name="P7"><text:tab/></text:p>
      <text:p text:style-name="P7">on regarde les variables qui sont coléré (qui on rapport l’un l’autre) :</text:p>
      <text:p text:style-name="P7"/>
      <text:p text:style-name="P7">y=b+w1*age+w2*taille</text:p>
      <text:p text:style-name="P7"/>
      <text:p text:style-name="P7">on peut avoir :</text:p>
      <text:p text:style-name="P7"/>
      <text:p text:style-name="P7">y=b+</text:p>
      <text:p text:style-name="P6"/>
      <text:p text:style-name="P4"/>
      <text:p text:style-name="P5">L2 <text:s/>normalisation :</text:p>
      <text:p text:style-name="P5"/>
      <text:p text:style-name="P5">fonction convexe</text:p>
      <text:p text:style-name="P5"/>
      <text:p text:style-name="P5">L1 normalisation :</text:p>
      <text:p text:style-name="P5"/>
      <text:p text:style-name="P5">On cherche à faire une selection de variable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3:39:48.139947487</meta:creation-date>
    <meta:editing-duration>PT6M</meta:editing-duration>
    <meta:editing-cycles>2</meta:editing-cycles>
    <meta:generator>LibreOffice/5.1.6.2$Linux_X86_64 LibreOffice_project/10m0$Build-2</meta:generator>
    <dc:date>2018-12-19T14:36:58.412415149</dc:date>
    <meta:document-statistic meta:table-count="0" meta:image-count="0" meta:object-count="0" meta:page-count="2" meta:paragraph-count="33" meta:word-count="202" meta:character-count="1245" meta:non-whitespace-character-count="1071"/>
  </office:meta>
</office:document-meta>
</file>